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base cost</text:p>
          </table:table-cell>
          <table:table-cell table:style-name="Default" office:value-type="string" calcext:value-type="string">
            <text:p>engine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000" calcext:value-type="float">
            <text:p>5'000</text:p>
          </table:table-cell>
          <table:table-cell table:formula="of:=ROUND([.B2]*[.$B$10]*[.$B$11]/75/1000)*1000" office:value-type="float" office:value="625000" calcext:value-type="float">
            <text:p>625'000</text:p>
          </table:table-cell>
          <table:table-cell table:formula="of:=[.C2]+[.$B$13]" office:value-type="float" office:value="1375000" calcext:value-type="float">
            <text:p>1'375'000</text:p>
          </table:table-cell>
        </table:table-row>
        <table:table-row table:style-name="ro1">
          <table:table-cell office:value-type="string" calcext:value-type="string">
            <text:p>xl</text:p>
          </table:table-cell>
          <table:table-cell office:value-type="float" office:value="20000" calcext:value-type="float">
            <text:p>20'000</text:p>
          </table:table-cell>
          <table:table-cell table:formula="of:=ROUND([.B3]*[.$B$10]*[.$B$11]/75/1000)*1000" office:value-type="float" office:value="2500000" calcext:value-type="float">
            <text:p>2'500'000</text:p>
          </table:table-cell>
          <table:table-cell table:formula="of:=[.C3]+[.$B$13]" office:value-type="float" office:value="3250000" calcext:value-type="float">
            <text:p>3'250'000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15000" calcext:value-type="float">
            <text:p>15'000</text:p>
          </table:table-cell>
          <table:table-cell table:formula="of:=ROUND([.B4]*[.$B$10]*[.$B$11]/75/1000)*1000" office:value-type="float" office:value="1875000" calcext:value-type="float">
            <text:p>1'875'000</text:p>
          </table:table-cell>
          <table:table-cell table:formula="of:=[.C4]+[.$B$13]" office:value-type="float" office:value="2625000" calcext:value-type="float">
            <text:p>2'625'000</text:p>
          </table:table-cell>
        </table:table-row>
        <table:table-row table:style-name="ro1">
          <table:table-cell office:value-type="string" calcext:value-type="string">
            <text:p>compact</text:p>
          </table:table-cell>
          <table:table-cell office:value-type="float" office:value="10000" calcext:value-type="float">
            <text:p>10'000</text:p>
          </table:table-cell>
          <table:table-cell table:formula="of:=ROUND([.B5]*[.$B$10]*[.$B$11]/75/1000)*1000" office:value-type="float" office:value="1250000" calcext:value-type="float">
            <text:p>1'250'000</text:p>
          </table:table-cell>
          <table:table-cell table:formula="of:=[.C5]+[.$B$13]" office:value-type="float" office:value="2000000" calcext:value-type="float">
            <text:p>2'000'000</text:p>
          </table:table-cell>
        </table:table-row>
        <table:table-row table:style-name="ro1">
          <table:table-cell office:value-type="string" calcext:value-type="string">
            <text:p>cxl</text:p>
          </table:table-cell>
          <table:table-cell office:value-type="float" office:value="20000" calcext:value-type="float">
            <text:p>20'000</text:p>
          </table:table-cell>
          <table:table-cell table:formula="of:=ROUND([.B6]*[.$B$10]*[.$B$11]/75/1000)*1000" office:value-type="float" office:value="2500000" calcext:value-type="float">
            <text:p>2'500'000</text:p>
          </table:table-cell>
          <table:table-cell table:formula="of:=[.C6]+[.$B$13]" office:value-type="float" office:value="3250000" calcext:value-type="float">
            <text:p>3'250'000</text:p>
          </table:table-cell>
        </table:table-row>
        <table:table-row table:style-name="ro1">
          <table:table-cell office:value-type="string" calcext:value-type="string">
            <text:p>xxl</text:p>
          </table:table-cell>
          <table:table-cell office:value-type="float" office:value="100000" calcext:value-type="float">
            <text:p>100'000</text:p>
          </table:table-cell>
          <table:table-cell table:formula="of:=ROUND([.B7]*[.$B$10]*[.$B$11]/75/1000)*1000" office:value-type="float" office:value="12500000" calcext:value-type="float">
            <text:p>12'500'000</text:p>
          </table:table-cell>
          <table:table-cell table:formula="of:=[.C7]+[.$B$13]" office:value-type="float" office:value="13250000" calcext:value-type="float">
            <text:p>13'250'000</text:p>
          </table:table-cell>
        </table:table-row>
        <table:table-row table:style-name="ro1">
          <table:table-cell office:value-type="string" calcext:value-type="string">
            <text:p>cxxl</text:p>
          </table:table-cell>
          <table:table-cell office:value-type="float" office:value="100000" calcext:value-type="float">
            <text:p>100'000</text:p>
          </table:table-cell>
          <table:table-cell table:formula="of:=ROUND([.B8]*[.$B$10]*[.$B$11]/75/1000)*1000" office:value-type="float" office:value="12500000" calcext:value-type="float">
            <text:p>12'500'000</text:p>
          </table:table-cell>
          <table:table-cell table:formula="of:=[.C8]+[.$B$13]" office:value-type="float" office:value="13250000" calcext:value-type="float">
            <text:p>13'250'0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ating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onnage</text:p>
          </table:table-cell>
          <table:table-cell table:style-name="Default" table:formula="of:=75/2" office:value-type="float" office:value="37.5" calcext:value-type="float">
            <text:p>37.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gyro cost</text:p>
          </table:table-cell>
          <table:table-cell table:formula="of:=ROUND([.$B$10]/100*300000)" office:value-type="float" office:value="750000" calcext:value-type="float">
            <text:p>750'00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.00.0000</text:date>, <text:time style:data-style-name="N2" text:time-value="15:05:31.8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4:39:50.413000000</meta:creation-date>
    <dc:date>2018-06-24T15:07:48.319000000</dc:date>
    <meta:editing-duration>PT27M50S</meta:editing-duration>
    <meta:editing-cycles>5</meta:editing-cycles>
    <meta:generator>LibreOffice/5.2.6.2$Windows_x86 LibreOffice_project/a3100ed2409ebf1c212f5048fbe377c281438fdc</meta:generator>
    <meta:document-statistic meta:table-count="1" meta:cell-count="38" meta:object-count="0"/>
  </office:meta>
</office:document-meta>
</file>